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89" style:family="table-cell" style:parent-style-name="Default">
      <style:table-cell-properties fo:background-color="#cccccc"/>
      <style:text-properties style:use-window-font-color="true"/>
    </style:style>
    <style:style style:name="ce90" style:family="table-cell" style:parent-style-name="Default">
      <style:table-cell-properties fo:background-color="#cccccc"/>
    </style:style>
    <style:style style:name="ce91" style:family="table-cell" style:parent-style-name="Default">
      <style:table-cell-properties fo:background-color="#fff5ce"/>
    </style:style>
    <style:style style:name="ce9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cand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663327" calcext:value-type="float">
            <text:p>663327</text:p>
          </table:table-cell>
          <table:table-cell table:style-name="ce10" table:formula="of:=SUM([$'cross-stats.sum.tsv'.C7:.G7];[$'cross-stats.sum.tsv'.J7:.N7])" office:value-type="float" office:value="654787" calcext:value-type="float">
            <text:p>654787</text:p>
          </table:table-cell>
          <table:table-cell table:style-name="ce17" table:formula="of:=SUM([$'cross-stats.sum.tsv'.C7:.G7])" office:value-type="float" office:value="24825" calcext:value-type="float">
            <text:p>24825</text:p>
          </table:table-cell>
          <table:table-cell table:style-name="ce48" table:formula="of:=[$'cross-stats.sum.tsv'.C7]" office:value-type="float" office:value="182" calcext:value-type="float">
            <text:p>182</text:p>
          </table:table-cell>
          <table:table-cell table:style-name="ce48" table:formula="of:=[$'cross-stats.sum.tsv'.D7]" office:value-type="float" office:value="13769" calcext:value-type="float">
            <text:p>13769</text:p>
          </table:table-cell>
          <table:table-cell table:style-name="ce48" table:formula="of:=SUM([$'cross-stats.sum.tsv'.E7];[$'cross-stats.sum.tsv'.G7];[$'cross-stats.sum.tsv'.F7])" office:value-type="float" office:value="10874" calcext:value-type="float">
            <text:p>10874</text:p>
          </table:table-cell>
          <table:table-cell table:style-name="ce26" table:formula="of:=[$'cross-stats.sum.tsv'.H7]" office:value-type="float" office:value="46" calcext:value-type="float">
            <text:p>46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629962" calcext:value-type="float">
            <text:p>629962</text:p>
          </table:table-cell>
          <table:table-cell table:style-name="ce48" table:formula="of:=[$'cross-stats.sum.tsv'.K7]" office:value-type="float" office:value="465540" calcext:value-type="float">
            <text:p>465540</text:p>
          </table:table-cell>
          <table:table-cell table:style-name="ce48" table:formula="of:=[$'cross-stats.sum.tsv'.J7]" office:value-type="float" office:value="31" calcext:value-type="float">
            <text:p>31</text:p>
          </table:table-cell>
          <table:table-cell table:style-name="ce48" table:formula="of:=SUM([$'cross-stats.sum.tsv'.L7];[$'cross-stats.sum.tsv'.N7];[$'cross-stats.sum.tsv'.M7])" office:value-type="float" office:value="164391" calcext:value-type="float">
            <text:p>164391</text:p>
          </table:table-cell>
          <table:table-cell table:style-name="ce26" table:formula="of:=[$'cross-stats.sum.tsv'.O7]" office:value-type="float" office:value="6" calcext:value-type="float">
            <text:p>6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7125505218391" calcext:value-type="percentage">
            <text:p>98.71%</text:p>
          </table:table-cell>
          <table:table-cell table:style-name="ce42" table:formula="of:=[.D3]/[.B3]" office:value-type="percentage" office:value="0.0374249804395117" calcext:value-type="percentage">
            <text:p>3.74%</text:p>
          </table:table-cell>
          <table:table-cell table:style-name="ce49" table:formula="of:=[.E3]/[.D3]" office:value-type="percentage" office:value="0.0073313192346425" calcext:value-type="percentage">
            <text:p>0.73%</text:p>
          </table:table-cell>
          <table:table-cell table:style-name="ce49" table:formula="of:=[.F3]/[.D3]" office:value-type="percentage" office:value="0.554642497482377" calcext:value-type="percentage">
            <text:p>55.46%</text:p>
          </table:table-cell>
          <table:table-cell table:style-name="ce49" table:formula="of:=[.G3]/[.D3]" office:value-type="percentage" office:value="0.438026183282981" calcext:value-type="percentage">
            <text:p>43.80%</text:p>
          </table:table-cell>
          <table:table-cell table:style-name="ce55" table:formula="of:=[.H3]/[.D3]" office:value-type="percentage" office:value="0.00185297079556898" calcext:value-type="percentage">
            <text:p>0.19%</text:p>
          </table:table-cell>
          <table:table-cell table:style-name="ce60"/>
          <table:table-cell table:style-name="ce42" table:formula="of:=[.J3]/[.B3]" office:value-type="percentage" office:value="0.94970052477888" calcext:value-type="percentage">
            <text:p>94.97%</text:p>
          </table:table-cell>
          <table:table-cell table:style-name="ce49" table:formula="of:=[.K3]/[.J3]" office:value-type="percentage" office:value="0.738996955371911" calcext:value-type="percentage">
            <text:p>73.90%</text:p>
          </table:table-cell>
          <table:table-cell table:style-name="ce49" table:formula="of:=[.L3]/[.J3]" office:value-type="percentage" office:value="0.000049209317387398" calcext:value-type="percentage">
            <text:p>0.00%</text:p>
          </table:table-cell>
          <table:table-cell table:style-name="ce49" table:formula="of:=[.M3]/[.J3]" office:value-type="percentage" office:value="0.260953835310701" calcext:value-type="percentage">
            <text:p>26.10%</text:p>
          </table:table-cell>
          <table:table-cell table:style-name="ce55" table:formula="of:=[.N3]/[.J3]" office:value-type="percentage" office:value="0.00000952438401046412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663327" calcext:value-type="float">
            <text:p>663327</text:p>
          </table:table-cell>
          <table:table-cell table:style-name="ce12" table:formula="of:=SUM([$'classifications.sum.tsv'.C2])" office:value-type="float" office:value="550" calcext:value-type="float">
            <text:p>550</text:p>
          </table:table-cell>
          <table:table-cell table:style-name="ce19" table:formula="of:=[$'classifications.sum.tsv'.C2]" office:value-type="float" office:value="550" calcext:value-type="float">
            <text:p>550</text:p>
          </table:table-cell>
          <table:table-cell table:style-name="ce50" table:formula="of:=[$'cross-stats.sum.tsv'.C8]" office:value-type="float" office:value="88" calcext:value-type="float">
            <text:p>88</text:p>
          </table:table-cell>
          <table:table-cell table:style-name="ce50" table:formula="of:=[$'cross-stats.sum.tsv'.D8]" office:value-type="float" office:value="175" calcext:value-type="float">
            <text:p>175</text:p>
          </table:table-cell>
          <table:table-cell table:style-name="ce50" table:formula="of:=SUM([$'cross-stats.sum.tsv'.F8];[$'cross-stats.sum.tsv'.G8];[$'cross-stats.sum.tsv'.E8])" office:value-type="float" office:value="287" calcext:value-type="float">
            <text:p>287</text:p>
          </table:table-cell>
          <table:table-cell table:style-name="ce28" table:formula="of:=[$'cross-stats.sum.tsv'.H8]" office:value-type="float" office:value="23" calcext:value-type="float">
            <text:p>23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29153645185557" calcext:value-type="percentage">
            <text:p>0.08%</text:p>
          </table:table-cell>
          <table:table-cell table:style-name="ce44" table:formula="of:=[.D5]/[.B5]" office:value-type="percentage" office:value="0.000829153645185557" calcext:value-type="percentage">
            <text:p>0.08%</text:p>
          </table:table-cell>
          <table:table-cell table:style-name="ce51" table:formula="of:=[.E5]/[.D5]" office:value-type="percentage" office:value="0.16" calcext:value-type="percentage">
            <text:p>16.00%</text:p>
          </table:table-cell>
          <table:table-cell table:style-name="ce51" table:formula="of:=[.F5]/[.D5]" office:value-type="percentage" office:value="0.318181818181818" calcext:value-type="percentage">
            <text:p>31.82%</text:p>
          </table:table-cell>
          <table:table-cell table:style-name="ce51" table:formula="of:=[.G5]/[.D5]" office:value-type="percentage" office:value="0.521818181818182" calcext:value-type="percentage">
            <text:p>52.18%</text:p>
          </table:table-cell>
          <table:table-cell table:style-name="ce57" table:formula="of:=[.H5]/[.D5]" office:value-type="percentage" office:value="0.0418181818181818" calcext:value-type="percentage">
            <text:p>4.18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663327" calcext:value-type="float">
            <text:p>663327</text:p>
          </table:table-cell>
          <table:table-cell table:style-name="ce10" table:formula="of:=[.B7]-[$'cross-stats.sum.tsv'.Q2]-[$'cross-stats.sum.tsv'.R2]-[$'cross-stats.sum.tsv'.S2]" office:value-type="float" office:value="485533" calcext:value-type="float">
            <text:p>485533</text:p>
          </table:table-cell>
          <table:table-cell table:style-name="ce17" table:formula="of:=[$'cross-stats.sum.tsv'.C2]" office:value-type="float" office:value="213" calcext:value-type="float">
            <text:p>213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485320" calcext:value-type="float">
            <text:p>485320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31966285105235" calcext:value-type="percentage">
            <text:p>73.20%</text:p>
          </table:table-cell>
          <table:table-cell table:style-name="ce42" table:formula="of:=[.D7]/[.B7]" office:value-type="percentage" office:value="0.000321108593499134" calcext:value-type="percentage">
            <text:p>0.0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31645176511736" calcext:value-type="percentage">
            <text:p>73.16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663327" calcext:value-type="float">
            <text:p>663327</text:p>
          </table:table-cell>
          <table:table-cell table:style-name="ce12" table:formula="of:=[.B9]-[$'cross-stats.sum.tsv'.R9]" office:value-type="float" office:value="90712" calcext:value-type="float">
            <text:p>90712</text:p>
          </table:table-cell>
          <table:table-cell table:style-name="ce19" table:formula="of:=SUM([$'cross-stats.sum.tsv'.C9:.G9])" office:value-type="float" office:value="298" calcext:value-type="float">
            <text:p>298</text:p>
          </table:table-cell>
          <table:table-cell table:style-name="ce50" table:formula="of:=[$'cross-stats.sum.tsv'.C9]" office:value-type="float" office:value="213" calcext:value-type="float">
            <text:p>213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85" calcext:value-type="float">
            <text:p>85</text:p>
          </table:table-cell>
          <table:table-cell table:style-name="ce28" table:formula="of:=[$'cross-stats.sum.tsv'.H9]" office:value-type="float" office:value="11" calcext:value-type="float">
            <text:p>11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90414" calcext:value-type="float">
            <text:p>90414</text:p>
          </table:table-cell>
          <table:table-cell table:style-name="ce50" table:formula="of:=[$'cross-stats.sum.tsv'.K9]" office:value-type="float" office:value="90414" calcext:value-type="float">
            <text:p>90414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36753064476495" calcext:value-type="percentage">
            <text:p>13.68%</text:p>
          </table:table-cell>
          <table:table-cell table:style-name="ce44" table:formula="of:=[.D9]/[.B9]" office:value-type="percentage" office:value="0.000449250520482356" calcext:value-type="percentage">
            <text:p>0.04%</text:p>
          </table:table-cell>
          <table:table-cell table:style-name="ce51" table:formula="of:=[.E9]/[.D9]" office:value-type="percentage" office:value="0.714765100671141" calcext:value-type="percentage">
            <text:p>71.48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285234899328859" calcext:value-type="percentage">
            <text:p>28.52%</text:p>
          </table:table-cell>
          <table:table-cell table:style-name="ce57" table:formula="of:=[.H9]/[.C9]" office:value-type="percentage" office:value="0.000121262897962783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36303813956013" calcext:value-type="percentage">
            <text:p>13.63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663327" calcext:value-type="float">
            <text:p>663327</text:p>
          </table:table-cell>
          <table:table-cell table:style-name="ce10" table:formula="of:=[.B11]-SUM([$'cross-stats.sum.tsv'.E4:.G4];[$'cross-stats.sum.tsv'.R4:.S4])" office:value-type="float" office:value="373756" calcext:value-type="float">
            <text:p>373756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73756" calcext:value-type="float">
            <text:p>373756</text:p>
          </table:table-cell>
          <table:table-cell table:style-name="ce48" table:formula="of:=SUM([$'cross-stats.sum.tsv'.K4])" office:value-type="float" office:value="373671" calcext:value-type="float">
            <text:p>373671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85" calcext:value-type="float">
            <text:p>85</text:p>
          </table:table-cell>
          <table:table-cell table:style-name="ce26" table:formula="of:=SUM([$'cross-stats.sum.tsv'.O4])" office:value-type="float" office:value="11" calcext:value-type="float">
            <text:p>11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63456636018133" calcext:value-type="percentage">
            <text:p>56.35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63456636018133" calcext:value-type="percentage">
            <text:p>56.35%</text:p>
          </table:table-cell>
          <table:table-cell table:style-name="ce49" table:formula="of:=[.K11]/[.J11]" office:value-type="percentage" office:value="0.999772578901743" calcext:value-type="percentage">
            <text:p>99.98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227421098256617" calcext:value-type="percentage">
            <text:p>0.02%</text:p>
          </table:table-cell>
          <table:table-cell table:style-name="ce55" table:formula="of:=[.N11]/[.J11]" office:value-type="percentage" office:value="0.0000294309656567386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663327" calcext:value-type="float">
            <text:p>663327</text:p>
          </table:table-cell>
          <table:table-cell table:style-name="ce12" table:formula="of:=[.B13]-SUM([$'cross-stats.sum.tsv'.Q3:.S3])" office:value-type="float" office:value="297285" calcext:value-type="float">
            <text:p>297285</text:p>
          </table:table-cell>
          <table:table-cell table:style-name="ce19" table:formula="of:=SUM([$'cross-stats.sum.tsv'.C3:.G3])" office:value-type="float" office:value="298" calcext:value-type="float">
            <text:p>298</text:p>
          </table:table-cell>
          <table:table-cell table:style-name="ce50" table:formula="of:=[$'cross-stats.sum.tsv'.C3]" office:value-type="float" office:value="213" calcext:value-type="float">
            <text:p>213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85" calcext:value-type="float">
            <text:p>85</text:p>
          </table:table-cell>
          <table:table-cell table:style-name="ce28" table:formula="of:=[$'cross-stats.sum.tsv'.H3]" office:value-type="float" office:value="11" calcext:value-type="float">
            <text:p>11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296987" calcext:value-type="float">
            <text:p>296987</text:p>
          </table:table-cell>
          <table:table-cell table:style-name="ce50" table:formula="of:=[$'cross-stats.sum.tsv'.K3]" office:value-type="float" office:value="296987" calcext:value-type="float">
            <text:p>296987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48172620743615" calcext:value-type="percentage">
            <text:p>44.82%</text:p>
          </table:table-cell>
          <table:table-cell table:style-name="ce44" table:formula="of:=[.D13]/[.B13]" office:value-type="percentage" office:value="0.000449250520482356" calcext:value-type="percentage">
            <text:p>0.04%</text:p>
          </table:table-cell>
          <table:table-cell table:style-name="ce51" table:formula="of:=[.E13]/[.D13]" office:value-type="percentage" office:value="0.714765100671141" calcext:value-type="percentage">
            <text:p>71.48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285234899328859" calcext:value-type="percentage">
            <text:p>28.52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447723370223133" calcext:value-type="percentage">
            <text:p>44.77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office:forms form:automatic-focus="false" form:apply-design-mode="false"/>
        <table:table-column table:style-name="co4" table:default-cell-style-name="ce89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660631" calcext:value-type="float">
            <text:p>660631</text:p>
          </table:table-cell>
          <table:table-cell/>
          <table:table-cell office:value-type="float" office:value="2146" calcext:value-type="float">
            <text:p>2146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660606" calcext:value-type="float">
            <text:p>660606</text:p>
          </table:table-cell>
          <table:table-cell/>
          <table:table-cell office:value-type="float" office:value="2146" calcext:value-type="float">
            <text:p>2146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63222" calcext:value-type="float">
            <text:p>66322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298" calcext:value-type="float">
            <text:p>298</text:p>
          </table:table-cell>
          <table:table-cell office:value-type="float" office:value="90414" calcext:value-type="float">
            <text:p>90414</text:p>
          </table:table-cell>
          <table:table-cell office:value-type="float" office:value="572615" calcext:value-type="float">
            <text:p>57261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219664" calcext:value-type="float">
            <text:p>219664</text:p>
          </table:table-cell>
          <table:table-cell office:value-type="float" office:value="443663" calcext:value-type="float">
            <text:p>44366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4250" calcext:value-type="float">
            <text:p>24250</text:p>
          </table:table-cell>
          <table:table-cell office:value-type="float" office:value="629962" calcext:value-type="float">
            <text:p>629962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8540" calcext:value-type="float">
            <text:p>8540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56108" calcext:value-type="float">
            <text:p>256108</text:p>
          </table:table-cell>
          <table:table-cell office:value-type="float" office:value="403159" calcext:value-type="float">
            <text:p>403159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03208" calcext:value-type="float">
            <text:p>203208</text:p>
          </table:table-cell>
          <table:table-cell office:value-type="float" office:value="456059" calcext:value-type="float">
            <text:p>456059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07372" calcext:value-type="float">
            <text:p>107372</text:p>
          </table:table-cell>
          <table:table-cell office:value-type="float" office:value="551895" calcext:value-type="float">
            <text:p>551895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90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5320" calcext:value-type="float">
            <text:p>4853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4592" calcext:value-type="float">
            <text:p>174592</text:p>
          </table:table-cell>
          <table:table-cell office:value-type="float" office:value="3117" calcext:value-type="float">
            <text:p>3117</text:p>
          </table:table-cell>
          <table:table-cell table:number-columns-repeated="25"/>
          <table:table-cell table:style-name="ce91" table:number-columns-repeated="980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6987" calcext:value-type="float">
            <text:p>29698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66042" calcext:value-type="float">
            <text:p>36604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73671" calcext:value-type="float">
            <text:p>37367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1" calcext:value-type="float">
            <text:p>285511</text:p>
          </table:table-cell>
          <table:table-cell office:value-type="float" office:value="4060" calcext:value-type="float">
            <text:p>4060</text:p>
          </table:table-cell>
          <table:table-cell table:number-columns-repeated="25"/>
          <table:table-cell table:style-name="ce92" table:number-columns-repeated="980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3222" calcext:value-type="float">
            <text:p>6632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9878" calcext:value-type="float">
            <text:p>89878</text:p>
          </table:table-cell>
          <table:table-cell office:value-type="float" office:value="17490" calcext:value-type="float">
            <text:p>174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95" calcext:value-type="float">
            <text:p>551895</text:p>
          </table:table-cell>
          <table:table-cell office:value-type="float" office:value="4060" calcext:value-type="float">
            <text:p>406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182" calcext:value-type="float">
            <text:p>182</text:p>
          </table:table-cell>
          <table:table-cell office:value-type="float" office:value="13769" calcext:value-type="float">
            <text:p>13769</text:p>
          </table:table-cell>
          <table:table-cell office:value-type="float" office:value="10760" calcext:value-type="float">
            <text:p>1076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5540" calcext:value-type="float">
            <text:p>465540</text:p>
          </table:table-cell>
          <table:table-cell office:value-type="float" office:value="161433" calcext:value-type="float">
            <text:p>161433</text:p>
          </table:table-cell>
          <table:table-cell office:value-type="float" office:value="12" calcext:value-type="float">
            <text:p>12</text:p>
          </table:table-cell>
          <table:table-cell office:value-type="float" office:value="2946" calcext:value-type="float">
            <text:p>294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0" calcext:value-type="float">
            <text:p>854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259" calcext:value-type="float">
            <text:p>2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0631" calcext:value-type="float">
            <text:p>660631</text:p>
          </table:table-cell>
          <table:table-cell office:value-type="float" office:value="2146" calcext:value-type="float">
            <text:p>214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414" calcext:value-type="float">
            <text:p>9041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72615" calcext:value-type="float">
            <text:p>57261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91" table:number-columns-repeated="98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03:24:29.021630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17T03:25:40.972282386</dc:date>
    <meta:editing-duration>PT14H12M26S</meta:editing-duration>
    <meta:editing-cycles>121</meta:editing-cycles>
    <meta:document-statistic meta:table-count="3" meta:cell-count="338" meta:object-count="0"/>
  </office:meta>
</office:document-meta>
</file>